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5.484cm"/>
    </style:style>
    <style:style style:name="gr5" style:family="graphic" style:parent-style-name="objectwithoutfill">
      <style:graphic-properties svg:stroke-width="0.1cm" draw:marker-start="Arrowhead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="Arrowhead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83cm"/>
    </style:style>
    <style:style style:name="gr8" style:family="graphic" style:parent-style-name="standard">
      <style:graphic-properties draw:stroke="none" svg:stroke-color="#000000" draw:fill="none" draw:fill-color="#ffffff" fo:min-height="4.4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  <style:text-properties style:font-name="Droid Sans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font-name="Droid Sans Mono" fo:font-size="12pt" style:font-size-asian="12pt" style:font-size-complex="12pt"/>
    </style:style>
    <style:style style:name="P4" style:family="paragraph">
      <style:paragraph-properties fo:text-align="end"/>
      <style:text-properties style:font-name="Droid Sans Mono" fo:font-size="12pt" style:font-size-asian="12pt" style:font-size-complex="12pt"/>
    </style:style>
    <style:style style:name="P5" style:family="paragraph">
      <style:paragraph-properties fo:text-align="center"/>
      <style:text-properties style:font-name="Droid Sans" fo:font-weight="bold" style:font-weight-asian="bold" style:font-weight-complex="bold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font-name="Droid Sans Mono" fo:font-size="12pt" style:font-size-asian="12pt" style:font-size-complex="12pt"/>
    </style:style>
    <style:style style:name="T2" style:family="text">
      <style:text-properties style:font-name="Droid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1" draw:id="id11" draw:layer="layout" svg:width="0.589cm" svg:height="0.5cm" svg:x="8.586cm" svg:y="9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589cm" svg:height="0.5cm" svg:x="8.587cm" svg:y="10.8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589cm" svg:height="0.5cm" svg:x="12.586cm" svg:y="9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589cm" svg:height="0.5cm" svg:x="12.587cm" svg:y="10.8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589cm" svg:height="0.5cm" svg:x="12.584cm" svg:y="7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589cm" svg:height="0.5cm" svg:x="12.585cm" svg:y="8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589cm" svg:height="0.5cm" svg:x="22.532cm" svg:y="4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589cm" svg:height="0.5cm" svg:x="22.529cm" svg:y="7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589cm" svg:height="0.5cm" svg:x="22.53cm" svg:y="8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589cm" svg:height="0.5cm" svg:x="22.531cm" svg:y="9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89cm" svg:height="0.5cm" svg:x="22.53cm" svg:y="6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589cm" svg:height="0.5cm" svg:x="22.531cm" svg:y="5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589cm" svg:height="0.5cm" svg:x="18.228cm" svg:y="7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589cm" svg:height="0.5cm" svg:x="18.229cm" svg:y="8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589cm" svg:height="0.5cm" svg:x="18.23cm" svg:y="9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6.3cm" svg:x="4.1cm" svg:y="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cm" svg:height="7.5cm" svg:x="22.5cm" svg:y="3.7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6cm" svg:height="5.734cm" svg:x="22.5cm" svg:y="4.7cm">
          <draw:text-box>
            <text:p text:style-name="P3"><text:span text:style-name="T1">clock</text:span></text:p>
            <text:p text:style-name="P3"><text:span text:style-name="T1"/></text:p>
            <text:p text:style-name="P3"><text:span text:style-name="T1">reset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function</text:span></text:p>
            <text:p text:style-name="P3"><text:span text:style-name="T1"/></text:p>
            <text:p text:style-name="P3"><text:span text:style-name="T1">data_a</text:span></text:p>
            <text:p text:style-name="P3"><text:span text:style-name="T1"/></text:p>
            <text:p text:style-name="P3"><text:span text:style-name="T1">data_b</text:span></text:p>
          </draw:text-box>
        </draw:frame>
        <draw:line draw:style-name="gr5" draw:text-style-name="P2" draw:layer="layout" svg:x1="28.855cm" svg:y1="6.133cm" svg:x2="30.155cm" svg:y2="6.133cm">
          <text:p/>
        </draw:line>
        <draw:line draw:style-name="gr6" draw:text-style-name="P2" draw:layer="layout" svg:x1="28.855cm" svg:y1="7.133cm" svg:x2="30.155cm" svg:y2="7.133cm">
          <text:p/>
        </draw:line>
        <draw:frame draw:style-name="gr7" draw:text-style-name="P4" draw:layer="layout" svg:width="4.1cm" svg:height="2.08cm" svg:x="24.7cm" svg:y="5.72cm">
          <draw:text-box>
            <text:p text:style-name="P4"><text:span text:style-name="T1">result_data</text:span></text:p>
            <text:p text:style-name="P4"><text:span text:style-name="T1"/></text:p>
            <text:p text:style-name="P4"><text:span text:style-name="T1">flag_overflow</text:span></text:p>
          </draw:text-box>
        </draw:frame>
        <draw:custom-shape draw:style-name="gr3" draw:text-style-name="P1" draw:layer="layout" svg:width="6.245cm" svg:height="5.3cm" svg:x="12.572cm" svg:y="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4.1cm" svg:height="4.681cm" svg:x="12.5cm" svg:y="7.691cm">
          <draw:text-box>
            <text:p text:style-name="P3"><text:span text:style-name="T1">clock</text:span></text:p>
            <text:p text:style-name="P3"><text:span text:style-name="T1"/></text:p>
            <text:p text:style-name="P3"><text:span text:style-name="T1">reset</text:span></text:p>
            <text:p text:style-name="P3"><text:span text:style-name="T1"/></text:p>
            <text:p text:style-name="P3"><text:span text:style-name="T1">rx_data_ready</text:span></text:p>
            <text:p text:style-name="P3"><text:span text:style-name="T1"/></text:p>
            <text:p text:style-name="P3"><text:span text:style-name="T1">rx_data</text:span></text:p>
          </draw:text-box>
        </draw:frame>
        <draw:frame draw:style-name="gr7" draw:text-style-name="P4" draw:layer="layout" svg:width="2.6cm" svg:height="2.731cm" svg:x="16.1cm" svg:y="7.769cm">
          <draw:text-box>
            <text:p text:style-name="P4"><text:span text:style-name="T1">function</text:span></text:p>
            <text:p text:style-name="P4"><text:span text:style-name="T1"/></text:p>
            <text:p text:style-name="P4"><text:span text:style-name="T1">data_a</text:span></text:p>
            <text:p text:style-name="P4"><text:span text:style-name="T1"/></text:p>
            <text:p text:style-name="P4"><text:span text:style-name="T1">data_b</text:span></text:p>
          </draw:text-box>
        </draw:frame>
        <draw:frame draw:style-name="gr9" draw:text-style-name="P5" draw:layer="layout" svg:width="3.347cm" svg:height="1.725cm" svg:x="14.03cm" svg:y="12.527cm">
          <draw:text-box>
            <text:p text:style-name="P5"><text:span text:style-name="T2">Interface</text:span></text:p>
            <text:p text:style-name="P5"><text:span text:style-name="T2">Control</text:span></text:p>
          </draw:text-box>
        </draw:frame>
        <draw:frame draw:style-name="gr9" draw:text-style-name="P5" draw:layer="layout" svg:width="3.779cm" svg:height="1.725cm" svg:x="23.331cm" svg:y="11.328cm">
          <draw:text-box>
            <text:p text:style-name="P5"><text:span text:style-name="T2">Processing</text:span></text:p>
            <text:p text:style-name="P5"><text:span text:style-name="T2">Unit</text:span></text:p>
          </draw:text-box>
        </draw:frame>
        <draw:connector draw:style-name="gr10" draw:text-style-name="P2" draw:layer="layout" svg:x1="18.817cm" svg:y1="8.168cm" svg:x2="22.529cm" svg:y2="8.168cm" draw:start-shape="id1" draw:start-glue-point="1" draw:end-shape="id2" draw:end-glue-point="3" svg:d="m18817 8168h3712" svg:viewBox="0 0 3713 1">
          <text:p/>
        </draw:connector>
        <draw:connector draw:style-name="gr10" draw:text-style-name="P2" draw:layer="layout" svg:x1="18.818cm" svg:y1="9.168cm" svg:x2="22.53cm" svg:y2="9.168cm" draw:start-shape="id3" draw:start-glue-point="1" draw:end-shape="id4" draw:end-glue-point="3" svg:d="m18818 9168h3712" svg:viewBox="0 0 3713 1">
          <text:p/>
        </draw:connector>
        <draw:connector draw:style-name="gr10" draw:text-style-name="P2" draw:layer="layout" svg:x1="18.819cm" svg:y1="10.168cm" svg:x2="22.531cm" svg:y2="10.168cm" draw:start-shape="id5" draw:start-glue-point="1" draw:end-shape="id6" draw:end-glue-point="3" svg:d="m18819 10168h3712" svg:viewBox="0 0 3713 1">
          <text:p/>
        </draw:connector>
        <draw:connector draw:style-name="gr11" draw:text-style-name="P2" draw:layer="layout" draw:line-skew="-0.434cm" svg:x1="22.531cm" svg:y1="6.168cm" svg:x2="12.585cm" svg:y2="9.168cm" draw:start-shape="id7" draw:start-glue-point="3" draw:end-shape="id8" draw:end-glue-point="3" svg:d="m22531 6168h-10931v3000h985" svg:viewBox="0 0 10932 3001">
          <text:p/>
        </draw:connector>
        <draw:connector draw:style-name="gr11" draw:text-style-name="P6" draw:layer="layout" svg:x1="12.584cm" svg:y1="8.168cm" svg:x2="22.532cm" svg:y2="5.168cm" draw:start-shape="id9" draw:start-glue-point="3" draw:end-shape="id10" draw:end-glue-point="3" svg:d="m12584 8168h-551v-3000h10499" svg:viewBox="0 0 10500 3001">
          <text:p/>
        </draw:connector>
        <draw:frame draw:style-name="gr9" draw:text-style-name="P5" draw:layer="layout" svg:width="3.639cm" svg:height="1.725cm" svg:x="4.731cm" svg:y="15.528cm">
          <draw:text-box>
            <text:p text:style-name="P5"><text:span text:style-name="T2">Serial</text:span></text:p>
            <text:p text:style-name="P5"><text:span text:style-name="T2">Controller</text:span></text:p>
          </draw:text-box>
        </draw:frame>
        <draw:connector draw:style-name="gr11" draw:text-style-name="P2" draw:layer="layout" svg:x1="9.175cm" svg:y1="10.168cm" svg:x2="12.586cm" svg:y2="10.168cm" draw:start-shape="id11" draw:start-glue-point="1" draw:end-shape="id12" draw:end-glue-point="3" svg:d="m9175 10168h3411" svg:viewBox="0 0 3412 1">
          <text:p/>
        </draw:connector>
        <draw:connector draw:style-name="gr10" draw:text-style-name="P2" draw:layer="layout" svg:x1="9.176cm" svg:y1="11.138cm" svg:x2="12.587cm" svg:y2="11.138cm" draw:start-shape="id13" draw:start-glue-point="1" draw:end-shape="id14" draw:end-glue-point="3" svg:d="m9176 11138h3411" svg:viewBox="0 0 3412 1">
          <text:p/>
        </draw:connector>
        <draw:frame draw:style-name="gr7" draw:text-style-name="P4" draw:layer="layout" svg:width="3.3cm" svg:height="3.723cm" svg:x="5.9cm" svg:y="9.77cm">
          <draw:text-box>
            <text:p text:style-name="P4"><text:span text:style-name="T1">rx_NewData</text:span></text:p>
            <text:p text:style-name="P4"><text:span text:style-name="T1"/></text:p>
            <text:p text:style-name="P4"><text:span text:style-name="T1">rx_data</text:span></text:p>
            <text:p text:style-name="P4"><text:span text:style-name="T1"/></text:p>
            <text:p text:style-name="P4"><text:span text:style-name="T1">tx_ACK</text:span></text:p>
            <text:p text:style-name="P4"><text:span text:style-name="T1"/></text:p>
            <text:p text:style-name="P4"><text:span text:style-name="T1">tx_out</text:span></text:p>
          </draw:text-box>
        </draw:frame>
        <draw:frame draw:style-name="gr7" draw:text-style-name="P4" draw:layer="layout" svg:width="2.6cm" svg:height="4.715cm" svg:x="4.1cm" svg:y="9.77cm">
          <draw:text-box>
            <text:p text:style-name="P3"><text:span text:style-name="T1">RESET</text:span></text:p>
            <text:p text:style-name="P3"><text:span text:style-name="T1"/></text:p>
            <text:p text:style-name="P3"><text:span text:style-name="T1">clock</text:span></text:p>
            <text:p text:style-name="P3"><text:span text:style-name="T1"/></text:p>
            <text:p text:style-name="P3"><text:span text:style-name="T1">rx_in</text:span></text:p>
            <text:p text:style-name="P3"><text:span text:style-name="T1"/></text:p>
            <text:p text:style-name="P3"><text:span text:style-name="T1">tx_data</text:span></text:p>
            <text:p text:style-name="P3"><text:span text:style-name="T1"/></text:p>
            <text:p text:style-name="P3"><text:span text:style-name="T1">tx_REQ</text:span></text:p>
          </draw:text-box>
        </draw:frame>
        <draw:custom-shape draw:style-name="gr1" draw:text-style-name="P1" draw:layer="layout" svg:width="0.589cm" svg:height="0.5cm" svg:x="4.116cm" svg:y="11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89cm" svg:height="0.5cm" svg:x="4.117cm" svg:y="12.8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89cm" svg:height="0.5cm" svg:x="4.114cm" svg:y="9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589cm" svg:height="0.5cm" svg:x="4.115cm" svg:y="10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89cm" svg:height="0.5cm" svg:x="4.118cm" svg:y="13.88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055cm" svg:y1="12.233cm" svg:x2="2.755cm" svg:y2="12.233cm">
          <text:p/>
        </draw:line>
        <draw:line draw:style-name="gr6" draw:text-style-name="P2" draw:layer="layout" svg:x1="4.055cm" svg:y1="13.233cm" svg:x2="2.755cm" svg:y2="13.233cm">
          <text:p/>
        </draw:line>
        <draw:line draw:style-name="gr5" draw:text-style-name="P2" draw:layer="layout" svg:x1="4.055cm" svg:y1="14.233cm" svg:x2="2.755cm" svg:y2="14.233cm">
          <text:p/>
        </draw:line>
        <draw:frame draw:style-name="gr12" draw:text-style-name="P3" xml:id="id15" draw:id="id15" draw:layer="layout" svg:width="2cm" svg:height="0.747cm" svg:x="0.2cm" svg:y="7.8cm">
          <draw:text-box>
            <text:p text:style-name="P3"><text:span text:style-name="T1">clock</text:span></text:p>
          </draw:text-box>
        </draw:frame>
        <draw:connector draw:style-name="gr11" draw:text-style-name="P2" draw:layer="layout" svg:x1="2.2cm" svg:y1="8.173cm" svg:x2="4.115cm" svg:y2="11.168cm" draw:start-shape="id15" draw:start-glue-point="1" draw:end-shape="id16" draw:end-glue-point="3" svg:d="m2200 8173h932v2995h983" svg:viewBox="0 0 1916 2996">
          <text:p/>
        </draw:connector>
        <draw:connector draw:style-name="gr11" draw:text-style-name="P2" draw:layer="layout" svg:x1="2.2cm" svg:y1="8.173cm" svg:x2="12.584cm" svg:y2="8.168cm" draw:start-shape="id15" draw:start-glue-point="1" draw:end-shape="id9" draw:end-glue-point="3" svg:d="m2200 8173h5167v-5h5217" svg:viewBox="0 0 10385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Bittencourt</meta:initial-creator>
    <meta:creation-date>2014-08-12T14:39:07.996667517</meta:creation-date>
    <dc:date>2014-08-12T16:18:20.198184359</dc:date>
    <dc:creator>João Bittencourt</dc:creator>
    <meta:editing-duration>PT15M3S</meta:editing-duration>
    <meta:editing-cycles>1</meta:editing-cycles>
    <meta:document-statistic meta:object-count="47"/>
    <meta:generator>LibreOffice/4.1.6.2$Linux_X86_64 LibreOffice_project/410m0$Build-2</meta:generator>
  </office:meta>
</office:document-meta>
</file>